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edback poin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edback/Change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Bug Description</text:p>
          </table:table-cell>
          <table:table-cell table:style-name="ce1" office:value-type="string" calcext:value-type="string">
            <text:p>Screensho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voice PDF</text:p>
          </table:table-cell>
          <table:table-cell office:value-type="string" calcext:value-type="string">
            <text:p>Show Complete billing address information on PDF like- street, city, stat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<text:a xlink:href="https://prnt.sc/v51gl2" xlink:type="simple">https://prnt.sc/v51gl2</text:a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voice PDF</text:p>
          </table:table-cell>
          <table:table-cell office:value-type="string" calcext:value-type="string">
            <text:p>Show INR currency in the header of estimate Tabl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<text:a xlink:href="https://prnt.sc/v51h0t" xlink:type="simple">https://prnt.sc/v51h0t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voice PDF</text:p>
          </table:table-cell>
          <table:table-cell office:value-type="string" calcext:value-type="string">
            <text:p>Can we use the word Service Recipients Details, instead of recipient details?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<text:a xlink:href="https://prnt.sc/v51h8v" xlink:type="simple">https://prnt.sc/v51h8v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voice PDF</text:p>
          </table:table-cell>
          <table:table-cell office:value-type="string" calcext:value-type="string">
            <text:p>In look and feel, we should not use red as color. We should prefer green or blue from Assurant logo</text:p>
          </table:table-cell>
          <table:table-cell office:value-type="string" calcext:value-type="string">
            <text:p>Fixed</text:p>
          </table:table-cell>
          <table:table-cell table:style-name="ce3"/>
          <table:table-cell office:value-type="string" calcext:value-type="string">
            <text:p><text:a xlink:href="https://prnt.sc/v51hga" xlink:type="simple">https://prnt.sc/v51hga</text:a>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voice PDF</text:p>
          </table:table-cell>
          <table:table-cell office:value-type="string" calcext:value-type="string">
            <text:p>Also, amount should always come right side.</text:p>
          </table:table-cell>
          <table:table-cell office:value-type="string" calcext:value-type="string">
            <text:p>Fixed</text:p>
          </table:table-cell>
          <table:table-cell table:style-name="ce3"/>
          <table:table-cell office:value-type="string" calcext:value-type="string">
            <text:p><text:a xlink:href="https://prnt.sc/v51hga" xlink:type="simple">https://prnt.sc/v51hga</text:a>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nvoice PDF</text:p>
          </table:table-cell>
          <table:table-cell office:value-type="string" calcext:value-type="string">
            <text:p>Assurant address is wrong. Please change the sam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<text:a xlink:href="https://prnt.sc/v51hpi" xlink:type="simple">https://prnt.sc/v51hpi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voice PDF</text:p>
          </table:table-cell>
          <table:table-cell table:style-name="ce2" office:value-type="string" calcext:value-type="string">
            <text:p>Bank Branch Name should appear in bank branch field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ank Branch Name: Account Number is appearing in the bank branch name.</text:p>
          </table:table-cell>
          <table:table-cell office:value-type="string" calcext:value-type="string">
            <text:p><text:a xlink:href="https://prnt.sc/v51hyd" xlink:type="simple">https://prnt.sc/v51hyd</text:a>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table:number-columns-repeated="5"/>
        </table:table-row>
      </table:table>
      <table:table table:name="Summary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8"/>
        </table:table-row>
        <table:table-row table:style-name="ro4">
          <table:table-cell table:number-columns-repeated="3"/>
          <table:table-cell table:style-name="ce4" office:value-type="string" calcext:value-type="string" table:number-columns-spanned="5" table:number-rows-spanned="1">
            <text:p>Servinsure</text:p>
          </table:table-cell>
          <table:covered-table-cell table:number-columns-repeated="4" table:style-name="ce8"/>
        </table:table-row>
        <table:table-row table:style-name="ro5">
          <table:table-cell table:number-columns-repeated="3"/>
          <table:table-cell table:style-name="ce5" office:value-type="string" calcext:value-type="string" table:number-columns-spanned="5" table:number-rows-spanned="1">
            <text:p>Dev: Pawan/Ajay</text:p>
          </table:table-cell>
          <table:covered-table-cell table:number-columns-repeated="4" table:style-name="ce8"/>
        </table:table-row>
        <table:table-row table:style-name="ro6">
          <table:table-cell table:number-columns-repeated="3"/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Test Cases Written</text:p>
          </table:table-cell>
          <table:table-cell table:style-name="ce6" office:value-type="string" calcext:value-type="string">
            <text:p>Test Case executed</text:p>
          </table:table-cell>
          <table:table-cell table:style-name="ce9" office:value-type="string" calcext:value-type="string">
            <text:p>Pass</text:p>
          </table:table-cell>
          <table:table-cell table:style-name="ce10" office:value-type="string" calcext:value-type="string">
            <text:p>Fail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Invoice PDF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3T10:30:43.688000000</meta:creation-date>
    <dc:date>2020-10-23T11:32:53.474000000</dc:date>
    <meta:editing-duration>PT1H2M9S</meta:editing-duration>
    <meta:editing-cycles>4</meta:editing-cycles>
    <meta:generator>LibreOffice/6.4.5.2$Windows_X86_64 LibreOffice_project/a726b36747cf2001e06b58ad5db1aa3a9a1872d6</meta:generator>
    <meta:document-statistic meta:table-count="2" meta:cell-count="55" meta:object-count="0"/>
  </office:meta>
</office:document-meta>
</file>